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master-page-name="">
      <style:paragraph-properties fo:margin-left="0cm" fo:margin-right="0cm" fo:text-indent="1.498cm" style:auto-text-indent="false" style:page-number="auto"/>
    </style:style>
    <style:style style:name="P4" style:family="paragraph" style:parent-style-name="Standard">
      <style:paragraph-properties fo:margin-left="0cm" fo:margin-right="0cm" fo:text-indent="1.498cm" style:auto-text-indent="false"/>
    </style:style>
    <style:style style:name="P5" style:family="paragraph" style:parent-style-name="Standard" style:master-page-name="">
      <style:paragraph-properties fo:margin-left="0cm" fo:margin-right="0cm" fo:text-indent="1.498cm" style:auto-text-indent="false" style:page-number="auto"/>
    </style:style>
    <style:style style:name="P6" style:family="paragraph" style:parent-style-name="Standard" style:master-page-name="">
      <style:paragraph-properties fo:margin-left="0cm" fo:margin-right="0cm" fo:text-indent="1.515cm" style:auto-text-indent="false" style:page-number="auto"/>
    </style:style>
    <style:style style:name="P7" style:family="paragraph" style:parent-style-name="Standard">
      <style:paragraph-properties fo:margin-left="0cm" fo:margin-right="0cm" fo:text-indent="1.515cm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row>
          <table:table-cell table:style-name="Tabela1.A1" table:number-columns-spanned="3" office:value-type="string">
            <text:p text:style-name="P1">Inżynieria wiedzy Logika rozmyta jako forma reprezentacji wiedzy w systemach sterowania lub podejmowania decyzji.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Table_20_Contents">Zespół: Piotr Tutak</text:p>
          </table:table-cell>
          <table:table-cell table:style-name="Tabela1.A2" table:number-rows-spanned="2" office:value-type="string">
            <text:p text:style-name="Table_20_Contents">Temat projektu:</text:p>
            <text:p text:style-name="Table_20_Contents">Sterowanie filtrowaniem sygnału z wagi rolkowej.</text:p>
          </table:table-cell>
          <table:table-cell table:style-name="Tabela1.C2" office:value-type="string">
            <text:p text:style-name="Table_20_Contents">Data oddania:</text:p>
          </table:table-cell>
        </table:table-row>
        <table:table-row>
          <table:table-cell table:style-name="Tabela1.A2" office:value-type="string">
            <text:p text:style-name="Table_20_Contents">Identyfikator przedmiotu:</text:p>
            <text:p text:style-name="Table_20_Contents">IW – is – 2018/2019</text:p>
          </table:table-cell>
          <table:covered-table-cell/>
          <table:table-cell table:style-name="Tabela1.C2" office:value-type="string">
            <text:p text:style-name="Table_20_Contents">Ocena:</text:p>
          </table:table-cell>
        </table:table-row>
      </table:table>
      <text:p text:style-name="Standard"/>
      <text:p text:style-name="Standard"/>
      <text:list xml:id="list4536794042831073098" text:style-name="L1">
        <text:list-item>
          <text:p text:style-name="P2">Opis problemu:</text:p>
        </text:list-item>
      </text:list>
      <text:p text:style-name="Standard"/>
      <text:p text:style-name="P3">Dozownik kamienia dozuje materiał na taśmociąg, na którym potem jest ważony. Waga materiału jest zmienna i wpada w oscylacje wskutek oscylacji urządzenia dozującego. Problem polega na wykryciu fazy oscylacji.</text:p>
      <text:p text:style-name="P4">Fazę oscylacji można wykryć po uprzedni jej odfiltrowaniu z szumów – zaburzeń losowych. Do tego celu używa się funkcji filtrującej o zdefiniowanym uprzednio „stopniu filtracji”, który może przyjmować wartości całkowite od 1 – 5.</text:p>
      <text:p text:style-name="P6">Stopień filtracji funkcji zależy również od wartości średniego błędu kwadratowego – odchyłki wartości rzeczywistej wydajności od wartości zadanej.</text:p>
      <text:p text:style-name="P7"/>
      <text:p text:style-name="P7">Do realizacji został wybrany model Mamdani z uwagi na to, że można w nim wykorzystać wiedzę ekspercką nabytą w procesie analizy przebiegów wydajności dozownika.</text:p>
      <text:p text:style-name="P7"/>
      <text:list xml:id="list491034899" text:continue-numbering="true" text:style-name="L1">
        <text:list-item>
          <text:p text:style-name="P2">Reprezentacja wybranych zmiennych w postaci zbiorów rozmytych</text:p>
        </text:list-item>
      </text:list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oto Sans CJK SC Regular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 Regular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Tutak</meta:initial-creator>
    <meta:creation-date>2018-11-10T16:06:26</meta:creation-date>
    <dc:date>2018-11-10T16:40:46</dc:date>
    <dc:creator>Piotr Tutak</dc:creator>
    <meta:editing-duration>PT34M21S</meta:editing-duration>
    <meta:editing-cycles>13</meta:editing-cycles>
    <meta:generator>OpenOffice/4.1.5$Unix OpenOffice.org_project/415m1$Build-9789</meta:generator>
    <meta:document-statistic meta:table-count="1" meta:image-count="0" meta:object-count="0" meta:page-count="1" meta:paragraph-count="14" meta:word-count="151" meta:character-count="1079"/>
  </office:meta>
</office:document-meta>
</file>